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orphans="2" fo:widows="2">
        <style:tab-stops>
          <style:tab-stop style:position="1.5in"/>
        </style:tab-stops>
      </style:paragraph-properties>
      <style:text-properties officeooo:paragraph-rsid="000187ab"/>
    </style:style>
    <style:style style:name="P2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officeooo:paragraph-rsid="000187ab"/>
    </style:style>
    <style:style style:name="P3" style:family="paragraph" style:parent-style-name="Text_20_body">
      <style:paragraph-properties fo:line-height="150%" fo:orphans="2" fo:widows="2">
        <style:tab-stops>
          <style:tab-stop style:position="1.5in"/>
        </style:tab-stops>
      </style:paragraph-properties>
      <style:text-properties style:font-name="Georgia" officeooo:paragraph-rsid="000187ab" style:font-name-complex="Georgia" style:font-size-complex="12pt"/>
    </style:style>
    <style:style style:name="P4" style:family="paragraph" style:parent-style-name="Standard">
      <style:paragraph-properties fo:line-height="150%" fo:orphans="2" fo:widows="2">
        <style:tab-stops>
          <style:tab-stop style:position="1.5in"/>
        </style:tab-stops>
      </style:paragraph-properties>
      <style:text-properties officeooo:paragraph-rsid="000187ab"/>
    </style:style>
    <style:style style:name="P5" style:family="paragraph" style:parent-style-name="Standard">
      <style:paragraph-properties fo:line-height="150%" fo:orphans="2" fo:widows="2">
        <style:tab-stops>
          <style:tab-stop style:position="1.5in"/>
        </style:tab-stops>
      </style:paragraph-properties>
      <style:text-properties style:font-name="Georgia" fo:font-weight="bold" officeooo:paragraph-rsid="000187ab" style:font-weight-asian="bold" style:font-name-complex="Georgia" style:font-size-complex="12pt"/>
    </style:style>
    <style:style style:name="P6" style:family="paragraph" style:parent-style-name="Standard">
      <style:paragraph-properties fo:margin-left="0.5in" fo:margin-right="0in" fo:text-align="end" style:justify-single-word="false" fo:orphans="2" fo:widows="2" fo:text-indent="-0.5in" style:auto-text-indent="false" fo:break-before="page">
        <style:tab-stops>
          <style:tab-stop style:position="1.5in"/>
        </style:tab-stops>
      </style:paragraph-properties>
      <style:text-properties style:font-name="Georgia" fo:font-size="12pt" fo:font-weight="normal" officeooo:rsid="0004c431" officeooo:paragraph-rsid="0004c431" style:font-size-asian="10.5pt" style:font-weight-asian="normal" style:font-name-complex="Georgia" style:font-size-complex="12pt" style:font-weight-complex="normal"/>
    </style:style>
    <style:style style:name="P7" style:family="paragraph" style:parent-style-name="Standard">
      <style:paragraph-properties fo:margin-left="0.5in" fo:margin-right="0in" fo:line-height="150%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paragraph-rsid="000187ab" style:font-size-asian="16pt" style:font-weight-asian="bold" style:font-name-complex="Georgia" style:font-size-complex="12pt"/>
    </style:style>
    <style:style style:name="P8" style:family="paragraph" style:parent-style-name="Standard">
      <style:paragraph-properties fo:margin-left="0.5in" fo:margin-right="0in" fo:text-align="center" style:justify-single-word="false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paragraph-rsid="000187ab" style:font-size-asian="16pt" style:font-weight-asian="bold" style:font-name-complex="Georgia" style:font-size-complex="16pt"/>
    </style:style>
    <style:style style:name="P9" style:family="paragraph" style:parent-style-name="Standard">
      <style:paragraph-properties fo:margin-left="0.5in" fo:margin-right="0in" fo:text-align="end" style:justify-single-word="false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2pt" fo:font-weight="normal" officeooo:rsid="0004c431" officeooo:paragraph-rsid="0004c431" style:font-size-asian="10.5pt" style:font-weight-asian="normal" style:font-name-complex="Georgia" style:font-size-complex="12pt" style:font-weight-complex="normal"/>
    </style:style>
    <style:style style:name="P10" style:family="paragraph" style:parent-style-name="Standard">
      <style:paragraph-properties fo:margin-left="0.5in" fo:margin-right="0in" fo:line-height="150%" fo:orphans="2" fo:widows="2" fo:text-indent="-0.5in" style:auto-text-indent="false">
        <style:tab-stops>
          <style:tab-stop style:position="1.5in"/>
        </style:tab-stops>
      </style:paragraph-properties>
      <style:text-properties officeooo:paragraph-rsid="000187ab"/>
    </style:style>
    <style:style style:name="P11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style:font-name="Georgia" fo:font-weight="normal" officeooo:rsid="000187ab" officeooo:paragraph-rsid="000187ab" style:font-weight-asian="normal" style:font-name-complex="Georgia" style:font-size-complex="12pt"/>
    </style:style>
    <style:style style:name="P12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style:font-name="Georgia" fo:font-weight="normal" officeooo:rsid="0005cc48" officeooo:paragraph-rsid="000187ab" style:font-weight-asian="normal" style:font-name-complex="Georgia" style:font-size-complex="12pt"/>
    </style:style>
    <style:style style:name="P13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style:font-name="Georgia" fo:font-weight="normal" officeooo:paragraph-rsid="000187ab" style:font-weight-asian="normal" style:font-name-complex="Georgia" style:font-size-complex="12pt"/>
    </style:style>
    <style:style style:name="P14" style:family="paragraph" style:parent-style-name="Text_20_body">
      <style:paragraph-properties fo:line-height="150%" fo:orphans="2" fo:widows="2">
        <style:tab-stops>
          <style:tab-stop style:position="1.5in"/>
        </style:tab-stops>
      </style:paragraph-properties>
      <style:text-properties style:font-name="Georgia" officeooo:paragraph-rsid="000187ab" style:font-name-complex="Georgia" style:font-size-complex="12pt"/>
    </style:style>
    <style:style style:name="P15" style:family="paragraph" style:parent-style-name="Text_20_body">
      <style:paragraph-properties fo:line-height="150%" fo:orphans="2" fo:widows="2">
        <style:tab-stops>
          <style:tab-stop style:position="1.5in"/>
        </style:tab-stops>
      </style:paragraph-properties>
      <style:text-properties style:font-name="Georgia" officeooo:paragraph-rsid="00102215" style:font-name-complex="Georgia" style:font-size-complex="12pt"/>
    </style:style>
    <style:style style:name="P16" style:family="paragraph" style:parent-style-name="Text_20_body">
      <style:paragraph-properties fo:line-height="150%" fo:orphans="2" fo:widows="2">
        <style:tab-stops>
          <style:tab-stop style:position="1.5in"/>
        </style:tab-stops>
      </style:paragraph-properties>
      <style:text-properties style:font-name="Georgia" officeooo:paragraph-rsid="0017fe28" style:font-name-complex="Georgia" style:font-size-complex="12pt"/>
    </style:style>
    <style:style style:name="P17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style:font-name="Georgia" officeooo:paragraph-rsid="0017fe28" style:font-name-complex="Georgia" style:font-size-complex="12pt"/>
    </style:style>
    <style:style style:name="P18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officeooo:paragraph-rsid="00102215"/>
    </style:style>
    <style:style style:name="P19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officeooo:paragraph-rsid="00114bf3"/>
    </style:style>
    <style:style style:name="P20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officeooo:paragraph-rsid="0017fe28"/>
    </style:style>
    <style:style style:name="P21" style:family="paragraph" style:parent-style-name="Text_20_body">
      <style:paragraph-properties fo:line-height="150%" fo:orphans="2" fo:widows="2">
        <style:tab-stops>
          <style:tab-stop style:position="1.5in"/>
        </style:tab-stops>
      </style:paragraph-properties>
      <style:text-properties officeooo:paragraph-rsid="00102215"/>
    </style:style>
    <style:style style:name="P22" style:family="paragraph" style:parent-style-name="Text_20_body">
      <style:paragraph-properties fo:line-height="150%" fo:orphans="2" fo:widows="2">
        <style:tab-stops>
          <style:tab-stop style:position="1.5in"/>
        </style:tab-stops>
      </style:paragraph-properties>
      <style:text-properties officeooo:paragraph-rsid="0017fe28"/>
    </style:style>
    <style:style style:name="P23" style:family="paragraph" style:parent-style-name="Text_20_body">
      <style:paragraph-properties fo:line-height="150%" fo:orphans="2" fo:widows="2">
        <style:tab-stops>
          <style:tab-stop style:position="0.5in"/>
          <style:tab-stop style:position="1in"/>
        </style:tab-stops>
      </style:paragraph-properties>
      <style:text-properties officeooo:paragraph-rsid="000a3466"/>
    </style:style>
    <style:style style:name="P24" style:family="paragraph" style:parent-style-name="Text_20_body">
      <style:paragraph-properties fo:line-height="150%" fo:orphans="2" fo:widows="2">
        <style:tab-stops>
          <style:tab-stop style:position="0.5in"/>
          <style:tab-stop style:position="1in"/>
        </style:tab-stops>
      </style:paragraph-properties>
      <style:text-properties officeooo:paragraph-rsid="00102215"/>
    </style:style>
    <style:style style:name="P25" style:family="paragraph" style:parent-style-name="Text_20_body">
      <style:paragraph-properties fo:line-height="150%" fo:orphans="2" fo:widows="2">
        <style:tab-stops>
          <style:tab-stop style:position="0.5in"/>
          <style:tab-stop style:position="1in"/>
        </style:tab-stops>
      </style:paragraph-properties>
      <style:text-properties officeooo:paragraph-rsid="0016b389"/>
    </style:style>
    <style:style style:name="P26" style:family="paragraph" style:parent-style-name="Text_20_body">
      <style:paragraph-properties fo:line-height="150%" fo:orphans="2" fo:widows="2">
        <style:tab-stops>
          <style:tab-stop style:position="0.5in"/>
          <style:tab-stop style:position="1in"/>
        </style:tab-stops>
      </style:paragraph-properties>
      <style:text-properties officeooo:paragraph-rsid="0017fe28"/>
    </style:style>
    <style:style style:name="P27" style:family="paragraph" style:parent-style-name="Standard">
      <style:paragraph-properties fo:line-height="150%" fo:orphans="2" fo:widows="2">
        <style:tab-stops>
          <style:tab-stop style:position="1.5in"/>
        </style:tab-stops>
      </style:paragraph-properties>
      <style:text-properties style:font-name="Georgia" fo:font-weight="bold" officeooo:paragraph-rsid="00102215" style:font-weight-asian="bold" style:font-name-complex="Georgia" style:font-size-complex="12pt"/>
    </style:style>
    <style:style style:name="P28" style:family="paragraph" style:parent-style-name="Standard">
      <style:paragraph-properties fo:line-height="150%" fo:orphans="2" fo:widows="2">
        <style:tab-stops>
          <style:tab-stop style:position="1.5in"/>
        </style:tab-stops>
      </style:paragraph-properties>
      <style:text-properties style:font-name="Georgia" fo:font-weight="bold" officeooo:paragraph-rsid="0017fe28" style:font-weight-asian="bold" style:font-name-complex="Georgia" style:font-size-complex="12pt"/>
    </style:style>
    <style:style style:name="P29" style:family="paragraph" style:parent-style-name="Standard">
      <style:paragraph-properties fo:line-height="150%" fo:orphans="2" fo:widows="2">
        <style:tab-stops>
          <style:tab-stop style:position="1.5in"/>
        </style:tab-stops>
      </style:paragraph-properties>
      <style:text-properties officeooo:paragraph-rsid="00102215"/>
    </style:style>
    <style:style style:name="P30" style:family="paragraph" style:parent-style-name="Standard">
      <style:paragraph-properties fo:line-height="150%" fo:orphans="2" fo:widows="2">
        <style:tab-stops>
          <style:tab-stop style:position="1.5in"/>
        </style:tab-stops>
      </style:paragraph-properties>
      <style:text-properties officeooo:paragraph-rsid="0017fe28"/>
    </style:style>
    <style:style style:name="P31" style:family="paragraph" style:parent-style-name="Standard">
      <style:paragraph-properties fo:margin-left="0.5in" fo:margin-right="0in" fo:text-align="center" style:justify-single-word="false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paragraph-rsid="000187ab" style:font-size-asian="16pt" style:font-weight-asian="bold" style:font-name-complex="Georgia" style:font-size-complex="16pt"/>
    </style:style>
    <style:style style:name="P32" style:family="paragraph" style:parent-style-name="Standard">
      <style:paragraph-properties fo:margin-left="0.5in" fo:margin-right="0in" fo:text-align="center" style:justify-single-word="false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paragraph-rsid="00102215" style:font-size-asian="16pt" style:font-weight-asian="bold" style:font-name-complex="Georgia" style:font-size-complex="16pt"/>
    </style:style>
    <style:style style:name="P33" style:family="paragraph" style:parent-style-name="Standard">
      <style:paragraph-properties fo:margin-left="0.5in" fo:margin-right="0in" fo:text-align="center" style:justify-single-word="false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paragraph-rsid="0017fe28" style:font-size-asian="16pt" style:font-weight-asian="bold" style:font-name-complex="Georgia" style:font-size-complex="16pt"/>
    </style:style>
    <style:style style:name="P34" style:family="paragraph" style:parent-style-name="Standard">
      <style:paragraph-properties fo:margin-left="0.5in" fo:margin-right="0in" fo:line-height="150%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paragraph-rsid="00102215" style:font-size-asian="16pt" style:font-weight-asian="bold" style:font-name-complex="Georgia" style:font-size-complex="12pt"/>
    </style:style>
    <style:style style:name="P35" style:family="paragraph" style:parent-style-name="Standard">
      <style:paragraph-properties fo:margin-left="0.5in" fo:margin-right="0in" fo:line-height="150%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paragraph-rsid="0017fe28" style:font-size-asian="16pt" style:font-weight-asian="bold" style:font-name-complex="Georgia" style:font-size-complex="12pt"/>
    </style:style>
    <style:style style:name="P36" style:family="paragraph" style:parent-style-name="Standard">
      <style:paragraph-properties fo:margin-left="0.5in" fo:margin-right="0in" fo:line-height="150%" fo:orphans="2" fo:widows="2" fo:text-indent="-0.5in" style:auto-text-indent="false">
        <style:tab-stops>
          <style:tab-stop style:position="1.5in"/>
        </style:tab-stops>
      </style:paragraph-properties>
      <style:text-properties officeooo:paragraph-rsid="00102215"/>
    </style:style>
    <style:style style:name="P37" style:family="paragraph" style:parent-style-name="Standard">
      <style:paragraph-properties fo:margin-left="0.5in" fo:margin-right="0in" fo:line-height="150%" fo:orphans="2" fo:widows="2" fo:text-indent="-0.5in" style:auto-text-indent="false">
        <style:tab-stops>
          <style:tab-stop style:position="1.5in"/>
        </style:tab-stops>
      </style:paragraph-properties>
      <style:text-properties officeooo:paragraph-rsid="0017fe28"/>
    </style:style>
    <style:style style:name="T1" style:family="text">
      <style:text-properties style:font-name="Georgia" fo:font-weight="normal" style:font-weight-asian="normal" style:font-name-complex="Georgia" style:font-size-complex="12pt"/>
    </style:style>
    <style:style style:name="T2" style:family="text">
      <style:text-properties style:font-name="Georgia" fo:font-weight="normal" officeooo:rsid="000187ab" style:font-weight-asian="normal" style:font-name-complex="Georgia" style:font-size-complex="12pt"/>
    </style:style>
    <style:style style:name="T3" style:family="text">
      <style:text-properties style:font-name="Georgia" fo:font-weight="normal" officeooo:rsid="0005cc48" style:font-weight-asian="normal" style:font-name-complex="Georgia" style:font-size-complex="12pt"/>
    </style:style>
    <style:style style:name="T4" style:family="text">
      <style:text-properties style:font-name="Georgia" fo:font-weight="normal" officeooo:rsid="00062d34" style:font-weight-asian="normal" style:font-name-complex="Georgia" style:font-size-complex="12pt"/>
    </style:style>
    <style:style style:name="T5" style:family="text">
      <style:text-properties style:font-name="Georgia" fo:font-weight="normal" officeooo:rsid="0007a572" style:font-weight-asian="normal" style:font-name-complex="Georgia" style:font-size-complex="12pt"/>
    </style:style>
    <style:style style:name="T6" style:family="text">
      <style:text-properties style:font-name="Georgia" fo:font-weight="normal" officeooo:rsid="000886ff" style:font-weight-asian="normal" style:font-name-complex="Georgia" style:font-size-complex="12pt"/>
    </style:style>
    <style:style style:name="T7" style:family="text">
      <style:text-properties style:font-name="Georgia" fo:font-weight="normal" officeooo:rsid="000a3466" style:font-weight-asian="normal" style:font-name-complex="Georgia" style:font-size-complex="12pt"/>
    </style:style>
    <style:style style:name="T8" style:family="text">
      <style:text-properties style:font-name="Georgia" fo:font-weight="normal" officeooo:rsid="000bf85d" style:font-weight-asian="normal" style:font-name-complex="Georgia" style:font-size-complex="12pt"/>
    </style:style>
    <style:style style:name="T9" style:family="text">
      <style:text-properties style:font-name="Georgia" fo:font-weight="normal" officeooo:rsid="000da472" style:font-weight-asian="normal" style:font-name-complex="Georgia" style:font-size-complex="12pt" style:font-weight-complex="normal"/>
    </style:style>
    <style:style style:name="T10" style:family="text">
      <style:text-properties style:font-name="Georgia" fo:font-weight="normal" officeooo:rsid="000f3f20" style:font-weight-asian="normal" style:font-name-complex="Georgia" style:font-size-complex="12pt" style:font-weight-complex="normal"/>
    </style:style>
    <style:style style:name="T11" style:family="text">
      <style:text-properties style:font-name="Georgia" fo:font-weight="normal" officeooo:rsid="00102215" style:font-weight-asian="normal" style:font-name-complex="Georgia" style:font-size-complex="12pt" style:font-weight-complex="normal"/>
    </style:style>
    <style:style style:name="T12" style:family="text">
      <style:text-properties style:font-name="Georgia" fo:font-weight="normal" officeooo:rsid="001025de" style:font-weight-asian="normal" style:font-name-complex="Georgia" style:font-size-complex="12pt" style:font-weight-complex="normal"/>
    </style:style>
    <style:style style:name="T13" style:family="text">
      <style:text-properties style:font-name="Georgia" fo:font-weight="normal" officeooo:rsid="00144fe8" style:font-weight-asian="normal" style:font-name-complex="Georgia" style:font-size-complex="12pt" style:font-weight-complex="normal"/>
    </style:style>
    <style:style style:name="T14" style:family="text">
      <style:text-properties style:font-name="Georgia" fo:font-weight="normal" officeooo:rsid="0015b833" style:font-weight-asian="normal" style:font-name-complex="Georgia" style:font-size-complex="12pt" style:font-weight-complex="normal"/>
    </style:style>
    <style:style style:name="T15" style:family="text">
      <style:text-properties style:font-name="Georgia" fo:font-weight="normal" officeooo:rsid="0016b389" style:font-weight-asian="normal" style:font-name-complex="Georgia" style:font-size-complex="12pt" style:font-weight-complex="normal"/>
    </style:style>
    <style:style style:name="T16" style:family="text">
      <style:text-properties style:font-name="Georgia" fo:font-weight="normal" officeooo:rsid="00170244" style:font-weight-asian="normal" style:font-name-complex="Georgia" style:font-size-complex="12pt" style:font-weight-complex="normal"/>
    </style:style>
    <style:style style:name="T17" style:family="text">
      <style:text-properties style:font-name="Georgia" fo:font-weight="normal" officeooo:rsid="0017fe28" style:font-weight-asian="normal" style:font-name-complex="Georgia" style:font-size-complex="12pt" style:font-weight-complex="normal"/>
    </style:style>
    <style:style style:name="T18" style:family="text">
      <style:text-properties style:font-name="Georgia" fo:font-weight="normal" officeooo:rsid="001bb050" style:font-weight-asian="normal" style:font-name-complex="Georgia" style:font-size-complex="12pt" style:font-weight-complex="normal"/>
    </style:style>
    <style:style style:name="T19" style:family="text">
      <style:text-properties style:font-name="Georgia" fo:font-weight="normal" officeooo:rsid="001c384e" style:font-weight-asian="normal" style:font-name-complex="Georgia" style:font-size-complex="12pt" style:font-weight-complex="normal"/>
    </style:style>
    <style:style style:name="T20" style:family="text">
      <style:text-properties style:font-name="Georgia" fo:font-weight="normal" officeooo:rsid="001d7aea" style:font-weight-asian="normal" style:font-name-complex="Georgia" style:font-size-complex="12pt" style:font-weight-complex="normal"/>
    </style:style>
    <style:style style:name="T21" style:family="text">
      <style:text-properties style:font-name="Georgia" fo:font-weight="normal" officeooo:rsid="001f163d" style:font-weight-asian="normal" style:font-name-complex="Georgia" style:font-size-complex="12pt" style:font-weight-complex="normal"/>
    </style:style>
    <style:style style:name="T22" style:family="text">
      <style:text-properties style:font-name="Georgia" fo:font-weight="normal" officeooo:rsid="000da472" style:font-weight-asian="normal" style:font-name-complex="Georgia" style:font-size-complex="12pt"/>
    </style:style>
    <style:style style:name="T23" style:family="text">
      <style:text-properties style:font-name="Georgia" fo:font-weight="normal" officeooo:rsid="001025de" style:font-weight-asian="normal" style:font-name-complex="Georgia" style:font-size-complex="12pt"/>
    </style:style>
    <style:style style:name="T24" style:family="text">
      <style:text-properties style:font-name="Georgia" fo:font-weight="normal" officeooo:rsid="0010ceaf" style:font-weight-asian="normal" style:font-name-complex="Georgia" style:font-size-complex="12pt"/>
    </style:style>
    <style:style style:name="T25" style:family="text">
      <style:text-properties style:font-name="Georgia" fo:font-weight="normal" officeooo:rsid="00114bf3" style:font-weight-asian="normal" style:font-name-complex="Georgia" style:font-size-complex="12pt"/>
    </style:style>
    <style:style style:name="T26" style:family="text">
      <style:text-properties style:font-name="Georgia" fo:font-weight="normal" officeooo:rsid="0012dd49" style:font-weight-asian="normal" style:font-name-complex="Georgia" style:font-size-complex="12pt"/>
    </style:style>
    <style:style style:name="T27" style:family="text">
      <style:text-properties style:font-name="Georgia" fo:font-weight="normal" officeooo:rsid="0018fa22" style:font-weight-asian="normal" style:font-name-complex="Georgia" style:font-size-complex="12pt"/>
    </style:style>
    <style:style style:name="T28" style:family="text">
      <style:text-properties style:font-name="Georgia" fo:font-weight="normal" officeooo:rsid="0019ca46" style:font-weight-asian="normal" style:font-name-complex="Georgia" style:font-size-complex="12pt"/>
    </style:style>
    <style:style style:name="T29" style:family="text">
      <style:text-properties style:font-name="Georgia" fo:font-weight="normal" officeooo:rsid="001bb050" style:font-weight-asian="normal" style:font-name-complex="Georgia" style:font-size-complex="12pt"/>
    </style:style>
    <style:style style:name="T30" style:family="text">
      <style:text-properties style:font-name="Georgia" fo:font-weight="bold" style:font-weight-asian="bold" style:font-name-complex="Georgia" style:font-size-complex="12pt"/>
    </style:style>
    <style:style style:name="T31" style:family="text">
      <style:text-properties style:font-name="Georgia" fo:font-weight="bold" officeooo:rsid="000bf85d" style:font-weight-asian="bold" style:font-name-complex="Georgia" style:font-size-complex="12pt" style:font-weight-complex="bold"/>
    </style:style>
    <style:style style:name="T32" style:family="text">
      <style:text-properties style:font-name="Georgia" fo:font-weight="bold" officeooo:rsid="000886ff" style:font-weight-asian="bold" style:font-name-complex="Georgia" style:font-size-complex="12pt" style:font-weight-complex="bold"/>
    </style:style>
    <style:style style:name="T33" style:family="text">
      <style:text-properties style:font-name="Georgia" fo:font-weight="bold" officeooo:rsid="000f3f20" style:font-weight-asian="bold" style:font-name-complex="Georgia" style:font-size-complex="12pt" style:font-weight-complex="bold"/>
    </style:style>
    <style:style style:name="T34" style:family="text">
      <style:text-properties style:font-name="Georgia" fo:font-weight="bold" officeooo:rsid="000a3466" style:font-weight-asian="bold" style:font-name-complex="Georgia" style:font-size-complex="12pt" style:font-weight-complex="bold"/>
    </style:style>
    <style:style style:name="T35" style:family="text">
      <style:text-properties style:font-name="Georgia" fo:font-weight="bold" officeooo:rsid="0012dd49" style:font-weight-asian="bold" style:font-name-complex="Georgia" style:font-size-complex="12pt" style:font-weight-complex="bold"/>
    </style:style>
    <style:style style:name="T36" style:family="text">
      <style:text-properties style:font-name="Georgia" fo:font-weight="bold" officeooo:rsid="0015b833" style:font-weight-asian="bold" style:font-name-complex="Georgia" style:font-size-complex="12pt" style:font-weight-complex="bold"/>
    </style:style>
    <style:style style:name="T37" style:family="text">
      <style:text-properties style:font-name="Georgia" fo:font-weight="bold" officeooo:rsid="0016b389" style:font-weight-asian="bold" style:font-name-complex="Georgia" style:font-size-complex="12pt" style:font-weight-complex="bold"/>
    </style:style>
    <style:style style:name="T38" style:family="text">
      <style:text-properties style:font-name="Georgia" fo:font-weight="bold" officeooo:rsid="00170244" style:font-weight-asian="bold" style:font-name-complex="Georgia" style:font-size-complex="12pt" style:font-weight-complex="bold"/>
    </style:style>
    <style:style style:name="T39" style:family="text">
      <style:text-properties style:font-name="Georgia" fo:font-weight="bold" officeooo:rsid="001bb050" style:font-weight-asian="bold" style:font-name-complex="Georgia" style:font-size-complex="12pt" style:font-weight-complex="bold"/>
    </style:style>
    <style:style style:name="T40" style:family="text">
      <style:text-properties style:font-name="Georgia" fo:font-weight="bold" officeooo:rsid="001c384e" style:font-weight-asian="bold" style:font-name-complex="Georgia" style:font-size-complex="12pt" style:font-weight-complex="bold"/>
    </style:style>
    <style:style style:name="T41" style:family="text">
      <style:text-properties style:font-name="Georgia" style:font-name-complex="Georgia" style:font-size-complex="12pt"/>
    </style:style>
    <style:style style:name="T42" style:family="text">
      <style:text-properties style:font-name="Georgia" officeooo:rsid="000187ab" style:font-name-complex="Georgia" style:font-size-complex="12pt"/>
    </style:style>
    <style:style style:name="T43" style:family="text">
      <style:text-properties style:font-name="Georgia" officeooo:rsid="00062d34" style:font-name-complex="Georgia" style:font-size-complex="12pt"/>
    </style:style>
    <style:style style:name="T44" style:family="text">
      <style:text-properties style:font-name="Georgia" officeooo:rsid="000bf85d" style:font-name-complex="Georgia" style:font-size-complex="12pt"/>
    </style:style>
    <style:style style:name="T45" style:family="text">
      <style:text-properties style:font-name="Georgia" officeooo:rsid="00102215" style:font-name-complex="Georgia" style:font-size-complex="12pt"/>
    </style:style>
    <style:style style:name="T46" style:family="text">
      <style:text-properties style:font-name="Georgia" officeooo:rsid="001025de" style:font-name-complex="Georgia" style:font-size-complex="12pt"/>
    </style:style>
    <style:style style:name="T47" style:family="text">
      <style:text-properties style:font-name="Georgia" officeooo:rsid="0017fe28" style:font-name-complex="Georgia" style:font-size-complex="12pt"/>
    </style:style>
    <style:style style:name="T48" style:family="text">
      <style:text-properties style:font-name="Georgia" officeooo:rsid="0018587e" style:font-name-complex="Georgia" style:font-size-complex="12pt"/>
    </style:style>
    <style:style style:name="T49" style:family="text">
      <style:text-properties style:font-name="Georgia" fo:font-style="italic" fo:font-weight="normal" officeooo:rsid="00114bf3" style:font-style-asian="italic" style:font-weight-asian="normal" style:font-name-complex="Georgia" style:font-size-complex="12pt" style:font-style-complex="italic"/>
    </style:style>
    <style:style style:name="T50" style:family="text">
      <style:text-properties officeooo:rsid="000187ab"/>
    </style:style>
    <style:style style:name="T51" style:family="text">
      <style:text-properties officeooo:rsid="0007a572"/>
    </style:style>
    <style:style style:name="T52" style:family="text">
      <style:text-properties officeooo:rsid="0005cc4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onald Frank</text:p>
      <text:p text:style-name="P9">Interpersonal Communication (COMM 218)</text:p>
      <text:p text:style-name="P9">D.A. Hermach</text:p>
      <text:p text:style-name="P9">Assignment: Interpersonal Journal #1</text:p>
      <text:p text:style-name="P9">Date Due: 6/29/2017</text:p>
      <text:p text:style-name="P9">Date Submitted: 6/29/2017</text:p>
      <text:p text:style-name="P8"/>
      <text:p text:style-name="P8"/>
      <text:p text:style-name="P8"><text:span text:style-name="T50">Interpersonal</text:span> Journal Ent<text:span text:style-name="T50">ry #1</text:span></text:p>
      <text:p text:style-name="P7"/>
      <text:p text:style-name="P10"><text:span text:style-name="T30">Context</text:span><text:span text:style-name="T41">: <text:s/>J</text:span><text:span text:style-name="T42">une</text:span><text:span text:style-name="T41"> </text:span><text:span text:style-name="T42">27</text:span><text:span text:style-name="T41">, Tuesday, </text:span><text:span text:style-name="T43">8</text:span><text:span text:style-name="T41">:</text:span><text:span text:style-name="T44">3</text:span><text:span text:style-name="T41">0 </text:span><text:span text:style-name="T42">a</text:span><text:span text:style-name="T41">.m., kitchen at home</text:span></text:p>
      <text:p text:style-name="P5"/>
      <text:p text:style-name="P4"><text:span text:style-name="T30">Situation:</text:span><text:span text:style-name="T41"> <text:s text:c="3"/>I </text:span><text:span text:style-name="T42">was getting ready to leave for class, and encountered my mother who was getting ready to take my firstborn to swim practice. <text:s/></text:span></text:p>
      <text:p text:style-name="P3"/>
      <text:p text:style-name="P1"><text:span text:style-name="T41">Description of Interaction: </text:span><text:span text:style-name="T1"><text:s/></text:span></text:p>
      <text:p text:style-name="P2"><text:span text:style-name="T1"><text:tab/></text:span><text:span text:style-name="T2">As I </text:span><text:span text:style-name="T4">walked into the kitchen</text:span><text:span text:style-name="T2">, I realized that my mother was dressed; </text:span><text:span text:style-name="T5">whereas, u</text:span><text:span text:style-name="T2">sually, she is in her bathrobe if she isn’t going to leave the house. <text:s/>After a cordial good morning greeting, I asked her, “Are you going somewhere this morning?”</text:span></text:p>
      <text:p text:style-name="P11"><text:tab/>She responded, “I told you that Valentina now has morning practices at 9! I’m taking her to Amazon Pool.”</text:p>
      <text:p text:style-name="P2"><text:span text:style-name="T2"><text:tab/>I replied, “</text:span><text:span text:style-name="T3">I </text:span><text:span text:style-name="T4">can drop her off on my way to class.</text:span><text:span text:style-name="T2">”</text:span></text:p>
      <text:p text:style-name="P2"><text:span text:style-name="T2"><text:tab/></text:span><text:span text:style-name="T3">“</text:span><text:span text:style-name="T4">That would be great,</text:span><text:span text:style-name="T3">” she said, “</text:span><text:span text:style-name="T4">Would you be able to pick up Abigaile and Valentina at 1:30 from the pool?</text:span><text:span text:style-name="T3">”</text:span></text:p>
      <text:p text:style-name="P12"><text:tab/>“<text:span text:style-name="T51">Sure, not a problem! We should really think about making a group calendar to coordinate schedules and events,</text:span>” <text:span text:style-name="T51">I suggested.</text:span></text:p>
      <text:p text:style-name="P12"><text:tab/>“<text:span text:style-name="T51">We tried that and it didn’t work!”</text:span></text:p>
      <text:p text:style-name="P13"><text:span text:style-name="T52"><text:tab/>“O’kay, have a great day.”</text:span></text:p>
      <text:p text:style-name="P13"/>
      <text:p text:style-name="P3"/>
      <text:p text:style-name="P3"/>
      <text:p text:style-name="P3"><text:soft-page-break/></text:p>
      <text:p text:style-name="P3">Evaluation/Improvements of Interaction: <text:s/></text:p>
      <text:p text:style-name="P23"><text:span text:style-name="T1"><text:tab/></text:span><text:span text:style-name="T5">I left the conversation feeling dissatisfied</text:span><text:span text:style-name="T1">. <text:s/></text:span><text:span text:style-name="T6">At the beginning, I think I did a good job of identifying and receiving non-verbal communication, and using this information to assess the situation. <text:s/>We opened </text:span><text:span text:style-name="T7">interpersonal </text:span><text:span text:style-name="T6">communication using the </text:span><text:span text:style-name="T32">transactional communication model </text:span><text:span text:style-name="T6">(pg. 9) where each participant equally participated as a communicator. <text:s/>The communication was </text:span><text:span text:style-name="T32">dyadic</text:span><text:span text:style-name="T6"> (pg. 11) </text:span><text:span text:style-name="T7">and the message was delivered through mutually well received channels (auditory and visual) with limited noise interruption. <text:s/></text:span></text:p>
      <text:p text:style-name="P23"><text:span text:style-name="T7"><text:tab/>Where the communication’s meaning changed for me was in the </text:span><text:span text:style-name="T34">field of experience</text:span><text:span text:style-name="T7">. <text:s/>My mother is very calculated, scheduled, and planned for all aspects of life. <text:s/></text:span><text:span text:style-name="T8">And I am not. <text:s/>When she dismissed my suggestion of a shared group calendar, I felt that our </text:span><text:span text:style-name="T22">conversation</text:span><text:span text:style-name="T8"> was taking a turn toward an </text:span><text:span text:style-name="T31">I-It </text:span><text:span text:style-name="T9">relationship (pg. 13). <text:s/>At that point, I distanced myself and ended the conversation.</text:span></text:p>
      <text:p text:style-name="P23"><text:span text:style-name="T9"><text:tab/>Improvements that I could have made in the interaction would be to understand the implications of the field of experience differences between the two of us. <text:s/>I could do a better job of listening </text:span><text:span text:style-name="T10">and paying attention to the various schedule changes of members of the family. <text:s/>My intent of interacting was to achieve </text:span><text:span text:style-name="T33">self-presentation </text:span><text:span text:style-name="T10">(pg. 18) by helping a family </text:span><text:span text:style-name="T11">member </text:span><text:span text:style-name="T10">complete a</text:span><text:span text:style-name="T11"> </text:span><text:span text:style-name="T10">task. <text:s/>I should focus more on </text:span><text:span text:style-name="T33">relationship goals </text:span><text:span text:style-name="T11">(pg. 19) that take into account my mother’s values and beliefs. <text:s/>If I would have made more of an attempt </text:span><text:span text:style-name="T12">to </text:span><text:span text:style-name="T11">coordinate more efficiently, she would not have had to get up and ready for a task that I could easily complete with minimal interference of my own schedule.</text:span></text:p>
      <text:p text:style-name="P32"/>
      <text:p text:style-name="P32"/>
      <text:p text:style-name="P32"><text:span text:style-name="T50">Interpersonal</text:span> Journal Ent<text:span text:style-name="T50">ry #2</text:span></text:p>
      <text:p text:style-name="P34"/>
      <text:p text:style-name="P36"><text:span text:style-name="T30">Context</text:span><text:span text:style-name="T41">: <text:s/>J</text:span><text:span text:style-name="T42">une</text:span><text:span text:style-name="T41"> </text:span><text:span text:style-name="T42">2</text:span><text:span text:style-name="T45">8</text:span><text:span text:style-name="T41">, </text:span><text:span text:style-name="T45">Wednesday</text:span><text:span text:style-name="T41">, </text:span><text:span text:style-name="T45">12</text:span><text:span text:style-name="T41">:</text:span><text:span text:style-name="T44">3</text:span><text:span text:style-name="T41">0 </text:span><text:span text:style-name="T45">p</text:span><text:span text:style-name="T41">.m.,</text:span><text:span text:style-name="T45">living room </text:span><text:span text:style-name="T41">at home</text:span></text:p>
      <text:p text:style-name="P27"/>
      <text:p text:style-name="P29"><text:span text:style-name="T30">Situation:</text:span><text:span text:style-name="T41"> <text:s text:c="3"/></text:span><text:span text:style-name="T46">My eight year old is crying hysterically because she does not understand a math problem, and approaches me for “help”</text:span><text:span text:style-name="T42">. <text:s/></text:span></text:p>
      <text:p text:style-name="P15"/>
      <text:p text:style-name="P21"><text:span text:style-name="T41"/></text:p>
      <text:p text:style-name="P21"><text:soft-page-break/><text:span text:style-name="T41"/></text:p>
      <text:p text:style-name="P21"><text:span text:style-name="T41">Description of Interaction: </text:span><text:span text:style-name="T1"><text:s/></text:span></text:p>
      <text:p text:style-name="P18"><text:span text:style-name="T1"><text:tab/></text:span><text:span text:style-name="T2">“</text:span><text:span text:style-name="T23">Why are you crying? <text:s/>You sound like a big baby!</text:span><text:span text:style-name="T2">”, </text:span><text:span text:style-name="T23">I said harshly.</text:span></text:p>
      <text:p text:style-name="P18"><text:span text:style-name="T23"><text:tab/>“Will you help me with this IXL?”, she asked.</text:span></text:p>
      <text:p text:style-name="P18"><text:span text:style-name="T23"><text:tab/>“Sure. <text:s/>What do the instructions say?”</text:span></text:p>
      <text:p text:style-name="P18"><text:span text:style-name="T23"><text:tab/>“There are no instructions!”</text:span></text:p>
      <text:p text:style-name="P18"><text:span text:style-name="T23"><text:tab/>“</text:span><text:span text:style-name="T24">What? <text:s/>Let me see,” I said as I grabbed the ipad from her hands, “Right here at the top in bold, What does it say?”, <text:s/>and without letting her answer I said, “It says ‘Write the subtraction sentence for the following word problem:’.”</text:span></text:p>
      <text:p text:style-name="P18"><text:span text:style-name="T24"><text:tab/>“I don’t know what a subtraction sentence is!”</text:span></text:p>
      <text:p text:style-name="P18"><text:span text:style-name="T24"><text:tab/>“Google it!”</text:span></text:p>
      <text:p text:style-name="P18"><text:span text:style-name="T24"><text:tab/>“Why won’t you help me?”, she screamed as she sobbed.</text:span></text:p>
      <text:p text:style-name="P19"><text:span text:style-name="T24"><text:tab/>“You don’t want help, you want someone to do your work for you! <text:s/>And that someone is not me kid.”, </text:span><text:span text:style-name="T25">I replied. “Here’s an example: If I have five apples and eat one apple, how many apples do I have left?” <text:s/>Then, I wrote on a napkin the equation </text:span><text:span text:style-name="T49">5-1=4</text:span><text:span text:style-name="T25">. <text:s/></text:span></text:p>
      <text:p text:style-name="P19"><text:span text:style-name="T25"><text:tab/>Her eyes lit up like it all made sense. <text:s/>The tears were gone and she said, “Thanks, Dad”. <text:s/>She gave me a hug and started solving the problems on IXL. <text:s/>I could hear the alert from the application notifying her that she was getting the correct answer. <text:s/></text:span></text:p>
      <text:p text:style-name="P18"><text:span text:style-name="T25"/></text:p>
      <text:p text:style-name="P18"><text:span text:style-name="T41">Evaluation/Improvements of Interaction: <text:s/></text:span></text:p>
      <text:p text:style-name="P24"><text:span text:style-name="T1"><text:tab/></text:span><text:span text:style-name="T5">I </text:span><text:span text:style-name="T26">was extremely amazed at my daughter’s “thick skinned” reaction to my harsh criticism of her student character. <text:s/>After reading the text, I believe she has a high level of </text:span><text:span text:style-name="T35">self-monitoring </text:span><text:span text:style-name="T13">(pg. 22) by appearing to </text:span><text:span text:style-name="T14">have </text:span><text:span text:style-name="T13">be</text:span><text:span text:style-name="T14">en</text:span><text:span text:style-name="T13"> experiencing deeper emotions than she really was. <text:s/>The degree of appropriateness that she chose to communicate at was suited to get her message across. <text:s/>She deliberately exaggerated </text:span><text:span text:style-name="T14">the situation to achieve her </text:span><text:span text:style-name="T36">instrumental goal </text:span><text:span text:style-name="T14">(pg. 19) of getting an answer to a problem through interpersonal communication. </text:span></text:p>
      <text:p text:style-name="P25"><text:span text:style-name="T14"><text:tab/>Reflecting on the situation, I hate to hear my daughter cry! <text:s/>It bothered me for the better part of the afternoon. <text:s/>It wasn’t until I got home and dove into the text that I realized </text:span><text:soft-page-break/><text:span text:style-name="T14">what had really transpired. <text:s/>I wasn’t communicating </text:span><text:span text:style-name="T36">ethically </text:span><text:span text:style-name="T14">(pg. 23). <text:s/>I meant to hurt her with my slandering and harsh tone, and therefore the </text:span><text:span text:style-name="T36">competence of our interpersonal communication</text:span><text:span text:style-name="T14"> </text:span><text:span text:style-name="T15">(pg. 22) </text:span><text:span text:style-name="T14">was jeopardized. <text:s/></text:span></text:p>
      <text:p text:style-name="P25"><text:span text:style-name="T14"><text:tab/>The lesson I was trying to teach her was to problem solve by reading instructions and using additional tools for clarification; </text:span><text:span text:style-name="T15">however, instead she played me like a fiddle to get the answer she wanted. <text:s/>I practically drew her a road map of how to solve the problem. <text:s/>Since interpersonal communication is </text:span><text:span text:style-name="T37">irreversible </text:span><text:span text:style-name="T15">(pg. 16), that means there are many more bouts of tears to be had. <text:s/></text:span></text:p>
      <text:p text:style-name="P25"><text:span text:style-name="T15"><text:tab/>What I can do to improve our communication in the future is to stabilize </text:span><text:span text:style-name="T16">emotions on both sides. <text:s/></text:span><text:span text:style-name="T17">T</text:span><text:span text:style-name="T16">hat way neither of us act irrationally. <text:s/>I can remove unnecessary noise and choose a context that is well suited for delivering my intended message. <text:s/>Also, I need to make an effort to maintain the competence of our interpersonal communication. <text:s/>Even though it is a parent/child relationship, I need to maintain an </text:span><text:span text:style-name="T38">I-Thou </text:span><text:span text:style-name="T17">(pg. 13) </text:span><text:span text:style-name="T16">state </text:span><text:span text:style-name="T17">to provide an inclusive loving interpersonal relationship. <text:s/>This will definitely be a work in progress.</text:span></text:p>
      <text:p text:style-name="P33"/>
      <text:p text:style-name="P33"><text:span text:style-name="T50">Interpersonal</text:span> Journal Ent<text:span text:style-name="T50">ry #3</text:span></text:p>
      <text:p text:style-name="P35"/>
      <text:p text:style-name="P37"><text:span text:style-name="T30">Context</text:span><text:span text:style-name="T41">: <text:s/>J</text:span><text:span text:style-name="T42">une</text:span><text:span text:style-name="T41"> </text:span><text:span text:style-name="T42">2</text:span><text:span text:style-name="T47">8</text:span><text:span text:style-name="T41">, </text:span><text:span text:style-name="T47">Wednes</text:span><text:span text:style-name="T41">day, </text:span><text:span text:style-name="T48">4</text:span><text:span text:style-name="T41">:</text:span><text:span text:style-name="T44">3</text:span><text:span text:style-name="T41">0 </text:span><text:span text:style-name="T48">p</text:span><text:span text:style-name="T41">.m., </text:span><text:span text:style-name="T48">Sheldon Pool</text:span></text:p>
      <text:p text:style-name="P28"/>
      <text:p text:style-name="P30"><text:span text:style-name="T30">Situation:</text:span><text:span text:style-name="T41"> <text:s text:c="3"/></text:span><text:span text:style-name="T48">My girlfriend and I are talking about our days, while the kids are practicing</text:span><text:span text:style-name="T42">. <text:s/></text:span></text:p>
      <text:p text:style-name="P16"/>
      <text:p text:style-name="P22"><text:span text:style-name="T41">Description of Interaction: </text:span><text:span text:style-name="T1"><text:s/></text:span></text:p>
      <text:p text:style-name="P20"><text:span text:style-name="T1"><text:tab/></text:span><text:span text:style-name="T2">“</text:span><text:span text:style-name="T27">Hi Babe, How’s your day been?</text:span><text:span text:style-name="T2">”, </text:span><text:span text:style-name="T27">Rachael asked me.</text:span></text:p>
      <text:p text:style-name="P20"><text:span text:style-name="T27"><text:tab/>“Good, just tired,” I replied, “I have lots of work to do tonight.”</text:span></text:p>
      <text:p text:style-name="P20"><text:span text:style-name="T27"><text:tab/>“Is something bothering you?”</text:span></text:p>
      <text:p text:style-name="P20"><text:span text:style-name="T27"><text:tab/>“No, just kind of out of it,” I answered aloofly.</text:span></text:p>
      <text:p text:style-name="P20"><text:span text:style-name="T27"><text:tab/>“O’kay, well tonight I have to prep for a meeting, but tomorrow night do you want to go for a hike?”, she offered politely.</text:span></text:p>
      <text:p text:style-name="P20"><text:span text:style-name="T27"><text:tab/>“</text:span><text:span text:style-name="T28">Sounds great,” I affirmed.</text:span></text:p>
      <text:p text:style-name="P20"><text:soft-page-break/><text:span text:style-name="T28"><text:tab/>“O’kay, I am going to run stadiums. <text:s/>Do you want to join me?”</text:span></text:p>
      <text:p text:style-name="P20"><text:span text:style-name="T28"><text:tab/>“No Babe, I’m tired from swim practice this morning.”</text:span></text:p>
      <text:p text:style-name="P20"><text:span text:style-name="T28"><text:tab/>“O’kay, text me later?”</text:span></text:p>
      <text:p text:style-name="P20"><text:span text:style-name="T28"><text:tab/>“Yes Babe, enjoy your workout.”</text:span></text:p>
      <text:p text:style-name="P17"/>
      <text:p text:style-name="P16">Evaluation/Improvements of Interaction: <text:s/></text:p>
      <text:p text:style-name="P26"><text:span text:style-name="T1"><text:tab/></text:span><text:span text:style-name="T5">I </text:span><text:span text:style-name="T28">was not completely honest with my communication. <text:s/>Something was bothering me. <text:s/>I did not get a job that I had applied for. <text:s/>I had just received the email stating that I was not going to be hired, and I was feeling let down and discouraged. <text:s/></text:span><text:span text:style-name="T29">My girlfriend recognized my down mood. <text:s/>What I did not realize is that interpersonal communication can be </text:span><text:span text:style-name="T39">unintentional </text:span><text:span text:style-name="T18">(pg. 16). <text:s/>My girlfriend thought that I was depressed because she had canceled some of our weekend plans, which made her feel at fault. <text:s/>And in turn changed her mood for the worse. <text:s/>Once again, this was not my intention. <text:s/></text:span><text:span text:style-name="T20">All of this was discovered via text messages later in the evening-- and still ongoing.</text:span></text:p>
      <text:p text:style-name="P26"><text:span text:style-name="T18"><text:tab/></text:span><text:span text:style-name="T40">Intimacy </text:span><text:span text:style-name="T19">(pg. 60) is the feeling of closeness between partners. <text:s/>In order to have a successful romantic relationship, I need to be more open to intimacy. <text:s/>I have to understand that interpersonal communication is </text:span><text:span text:style-name="T40">dynamic </text:span><text:span text:style-name="T19">(pg. </text:span><text:span text:style-name="T20">17) and is always changing. <text:s/>I want my partner to feel included in my life, and therefore need to be more vulnerable. </text:span></text:p>
      <text:p text:style-name="P26"><text:span text:style-name="T18"><text:tab/></text:span></text:p>
      <text:p text:style-name="P23"><text:span text:style-name="T9"/></text:p>
      <text:p text:style-name="P23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1:03:52.661000000</meta:creation-date>
    <dc:date>2017-06-28T21:30:53.844000000</dc:date>
    <meta:editing-duration>PT22M49S</meta:editing-duration>
    <meta:editing-cycles>5</meta:editing-cycles>
    <meta:generator>LibreOffice/5.2.3.3$Windows_x86 LibreOffice_project/d54a8868f08a7b39642414cf2c8ef2f228f780cf</meta:generator>
    <meta:document-statistic meta:table-count="0" meta:image-count="0" meta:object-count="0" meta:page-count="5" meta:paragraph-count="58" meta:word-count="1291" meta:character-count="7709" meta:non-whitespace-character-count="6348"/>
  </office:meta>
</office:document-meta>
</file>